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986" calcext:value-type="float">
            <text:p>1.792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19819354839" calcext:value-type="float">
            <text:p>2.0281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348" calcext:value-type="float">
            <text:p>2.0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72438709677" calcext:value-type="float">
            <text:p>1.7277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85651612903" calcext:value-type="float">
            <text:p>1.5558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52412903226" calcext:value-type="float">
            <text:p>2.202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32619354839" calcext:value-type="float">
            <text:p>2.6713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4664" calcext:value-type="float">
            <text:p>2.5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9" calcext:value-type="float">
            <text:p>2.6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62184" calcext:value-type="float">
            <text:p>2.3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56722580645" calcext:value-type="float">
            <text:p>2.006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95889655172" calcext:value-type="float">
            <text:p>2.03595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4495" calcext:value-type="float">
            <text:p>2.0724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07690322581" calcext:value-type="float">
            <text:p>2.299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023" calcext:value-type="float">
            <text:p>2.470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24941176471" calcext:value-type="float">
            <text:p>2.578249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5512" calcext:value-type="float">
            <text:p>2.02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533454545455" calcext:value-type="float">
            <text:p>1.69533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77006451613" calcext:value-type="float">
            <text:p>1.7367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4208" calcext:value-type="float">
            <text:p>2.0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89275" calcext:value-type="float">
            <text:p>2.570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596" calcext:value-type="float">
            <text:p>2.1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473419354839" calcext:value-type="float">
            <text:p>1.744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28657142857" calcext:value-type="float">
            <text:p>1.58528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85175" calcext:value-type="float">
            <text:p>1.4808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57341935484" calcext:value-type="float">
            <text:p>1.355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94" calcext:value-type="float">
            <text:p>2.0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30941935484" calcext:value-type="float">
            <text:p>2.2913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096903225807" calcext:value-type="float">
            <text:p>1.7309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13703225806" calcext:value-type="float">
            <text:p>1.5511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104464516129" calcext:value-type="float">
            <text:p>1.4510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04664" calcext:value-type="float">
            <text:p>1.7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875" calcext:value-type="float">
            <text:p>2.0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7504" calcext:value-type="float">
            <text:p>1.60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80464516129" calcext:value-type="float">
            <text:p>1.816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61428571429" calcext:value-type="float">
            <text:p>1.7036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98775" calcext:value-type="float">
            <text:p>2.1879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01780645161" calcext:value-type="float">
            <text:p>2.367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6512" calcext:value-type="float">
            <text:p>2.56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69058064516" calcext:value-type="float">
            <text:p>2.2806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19561290323" calcext:value-type="float">
            <text:p>1.8231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85832258065" calcext:value-type="float">
            <text:p>1.889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9664516129" calcext:value-type="float">
            <text:p>2.28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7584" calcext:value-type="float">
            <text:p>1.92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8465" calcext:value-type="float">
            <text:p>2.581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9304" calcext:value-type="float">
            <text:p>1.90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76361290323" calcext:value-type="float">
            <text:p>2.557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12114285714" calcext:value-type="float">
            <text:p>2.2211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98270967742" calcext:value-type="float">
            <text:p>3.007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632" calcext:value-type="float">
            <text:p>2.8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73161290323" calcext:value-type="float">
            <text:p>2.301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27922580645" calcext:value-type="float">
            <text:p>1.6072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54451612903" calcext:value-type="float">
            <text:p>2.107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86075" calcext:value-type="float">
            <text:p>3.076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4296" calcext:value-type="float">
            <text:p>3.1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59277419355" calcext:value-type="float">
            <text:p>2.702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7168" calcext:value-type="float">
            <text:p>1.89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15525" calcext:value-type="float">
            <text:p>2.0041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4924137931" calcext:value-type="float">
            <text:p>2.100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07638709677" calcext:value-type="float">
            <text:p>2.6390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96980645161" calcext:value-type="float">
            <text:p>3.1259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10141935484" calcext:value-type="float">
            <text:p>2.913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65780645161" calcext:value-type="float">
            <text:p>2.5346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8432" calcext:value-type="float">
            <text:p>2.19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77496774194" calcext:value-type="float">
            <text:p>1.935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42525" calcext:value-type="float">
            <text:p>2.2594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6544" calcext:value-type="float">
            <text:p>2.61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65625806452" calcext:value-type="float">
            <text:p>2.411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5824" calcext:value-type="float">
            <text:p>1.78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74575" calcext:value-type="float">
            <text:p>1.775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94914285714" calcext:value-type="float">
            <text:p>1.6069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38064516129" calcext:value-type="float">
            <text:p>1.853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30222222222" calcext:value-type="float">
            <text:p>2.19230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25238709677" calcext:value-type="float">
            <text:p>2.5232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07432258064" calcext:value-type="float">
            <text:p>2.0940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5472" calcext:value-type="float">
            <text:p>1.8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00516129032" calcext:value-type="float">
            <text:p>2.315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3112" calcext:value-type="float">
            <text:p>2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564" calcext:value-type="float">
            <text:p>1.4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548" calcext:value-type="float">
            <text:p>3.2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98" calcext:value-type="float">
            <text:p>2.1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899" calcext:value-type="float">
            <text:p>2.239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68025" calcext:value-type="float">
            <text:p>2.0136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38296774194" calcext:value-type="float">
            <text:p>2.2283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82375" calcext:value-type="float">
            <text:p>2.399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26575" calcext:value-type="float">
            <text:p>3.6502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5584516129" calcext:value-type="float">
            <text:p>3.595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751" calcext:value-type="float">
            <text:p>3.341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88722580645" calcext:value-type="float">
            <text:p>2.661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12525" calcext:value-type="float">
            <text:p>2.1451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0392" calcext:value-type="float">
            <text:p>2.24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33825" calcext:value-type="float">
            <text:p>3.087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4435" calcext:value-type="float">
            <text:p>3.1674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38222222222" calcext:value-type="float">
            <text:p>2.9593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93454545455" calcext:value-type="float">
            <text:p>2.43193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5344" calcext:value-type="float">
            <text:p>2.04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341475" calcext:value-type="float">
            <text:p>1.4134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60275" calcext:value-type="float">
            <text:p>1.774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79825" calcext:value-type="float">
            <text:p>1.8147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68775" calcext:value-type="float">
            <text:p>1.6926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16748387097" calcext:value-type="float">
            <text:p>1.684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20775" calcext:value-type="float">
            <text:p>1.382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25544827586" calcext:value-type="float">
            <text:p>1.70225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8935" calcext:value-type="float">
            <text:p>2.576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0615" calcext:value-type="float">
            <text:p>3.159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07251612903" calcext:value-type="float">
            <text:p>2.9030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71625" calcext:value-type="float">
            <text:p>2.6827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5408" calcext:value-type="float">
            <text:p>2.6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08145454545" calcext:value-type="float">
            <text:p>2.39508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2555" calcext:value-type="float">
            <text:p>2.425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17161290323" calcext:value-type="float">
            <text:p>3.155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00175" calcext:value-type="float">
            <text:p>2.6810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18374193548" calcext:value-type="float">
            <text:p>2.0231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47995" calcext:value-type="float">
            <text:p>1.824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87586206897" calcext:value-type="float">
            <text:p>1.7788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10325" calcext:value-type="float">
            <text:p>1.9691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989" calcext:value-type="float">
            <text:p>2.197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52490322581" calcext:value-type="float">
            <text:p>2.454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3525" calcext:value-type="float">
            <text:p>2.058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66477419355" calcext:value-type="float">
            <text:p>1.754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64675" calcext:value-type="float">
            <text:p>2.1266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5445" calcext:value-type="float">
            <text:p>2.451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55019354839" calcext:value-type="float">
            <text:p>3.3205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78825" calcext:value-type="float">
            <text:p>3.258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84696774194" calcext:value-type="float">
            <text:p>2.8928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1815" calcext:value-type="float">
            <text:p>2.595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69682758621" calcext:value-type="float">
            <text:p>2.65869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785" calcext:value-type="float">
            <text:p>2.47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05625" calcext:value-type="float">
            <text:p>2.3550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82761290323" calcext:value-type="float">
            <text:p>2.307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23125" calcext:value-type="float">
            <text:p>1.8502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849" calcext:value-type="float">
            <text:p>2.220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25675" calcext:value-type="float">
            <text:p>3.197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32625" calcext:value-type="float">
            <text:p>2.6103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40266666667" calcext:value-type="float">
            <text:p>2.0364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7595" calcext:value-type="float">
            <text:p>1.504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3752" calcext:value-type="float">
            <text:p>1.88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57275" calcext:value-type="float">
            <text:p>2.6775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9905" calcext:value-type="float">
            <text:p>2.971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59425" calcext:value-type="float">
            <text:p>2.8495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11922580645" calcext:value-type="float">
            <text:p>2.232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68975" calcext:value-type="float">
            <text:p>2.0896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29325" calcext:value-type="float">
            <text:p>1.9652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18580645161" calcext:value-type="float">
            <text:p>2.187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4455" calcext:value-type="float">
            <text:p>2.0404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81955555556" calcext:value-type="float">
            <text:p>1.67481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541125" calcext:value-type="float">
            <text:p>1.385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39034482759" calcext:value-type="float">
            <text:p>1.3363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40375" calcext:value-type="float">
            <text:p>1.3254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5575" calcext:value-type="float">
            <text:p>1.41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93393548387" calcext:value-type="float">
            <text:p>1.9909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82825" calcext:value-type="float">
            <text:p>2.4358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54787096774" calcext:value-type="float">
            <text:p>1.8025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06725" calcext:value-type="float">
            <text:p>2.0620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739" calcext:value-type="float">
            <text:p>2.864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03741935484" calcext:value-type="float">
            <text:p>2.782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8235" calcext:value-type="float">
            <text:p>2.77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62171428571" calcext:value-type="float">
            <text:p>2.4706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544" calcext:value-type="float">
            <text:p>1.4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222" calcext:value-type="float">
            <text:p>1.39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94618181818" calcext:value-type="float">
            <text:p>1.73994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9456" calcext:value-type="float">
            <text:p>1.5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32825" calcext:value-type="float">
            <text:p>1.8643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09295" calcext:value-type="float">
            <text:p>1.3409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46618181818" calcext:value-type="float">
            <text:p>1.96346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92283870968" calcext:value-type="float">
            <text:p>3.2049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45171428571" calcext:value-type="float">
            <text:p>3.39645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82745" calcext:value-type="float">
            <text:p>2.9582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49135483871" calcext:value-type="float">
            <text:p>2.456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14812903226" calcext:value-type="float">
            <text:p>2.242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2144" calcext:value-type="float">
            <text:p>1.89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79948387097" calcext:value-type="float">
            <text:p>2.1687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16243478261" calcext:value-type="float">
            <text:p>2.194162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3384" calcext:value-type="float">
            <text:p>2.37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6414" calcext:value-type="float">
            <text:p>2.29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11130434783" calcext:value-type="float">
            <text:p>1.669111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71595" calcext:value-type="float">
            <text:p>1.657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65261538462" calcext:value-type="float">
            <text:p>2.46665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89075" calcext:value-type="float">
            <text:p>2.1738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74322580645" calcext:value-type="float">
            <text:p>1.5097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91509677419" calcext:value-type="float">
            <text:p>1.4469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7936" calcext:value-type="float">
            <text:p>1.59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133961290323" calcext:value-type="float">
            <text:p>1.451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0195" calcext:value-type="float">
            <text:p>1.680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4864" calcext:value-type="float">
            <text:p>2.2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50925" calcext:value-type="float">
            <text:p>2.1695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7976" calcext:value-type="float">
            <text:p>2.01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73975" calcext:value-type="float">
            <text:p>1.7277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53083870968" calcext:value-type="float">
            <text:p>1.9735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15963636364" calcext:value-type="float">
            <text:p>1.76215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5784" calcext:value-type="float">
            <text:p>1.37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88175" calcext:value-type="float">
            <text:p>1.3398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056085714286" calcext:value-type="float">
            <text:p>1.3305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46975" calcext:value-type="float">
            <text:p>1.4724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15870967742" calcext:value-type="float">
            <text:p>2.130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37496774193" calcext:value-type="float">
            <text:p>2.1643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67380645161" calcext:value-type="float">
            <text:p>1.519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33525" calcext:value-type="float">
            <text:p>1.539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50322580645" calcext:value-type="float">
            <text:p>1.494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1912" calcext:value-type="float">
            <text:p>2.19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3895" calcext:value-type="float">
            <text:p>2.354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46123076923" calcext:value-type="float">
            <text:p>1.60946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124" calcext:value-type="float">
            <text:p>2.1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114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40" meta:object-count="0"/>
    <meta:user-defined meta:name="AppVersion">3.0</meta:user-defined>
  </office:meta>
</office:document-meta>
</file>